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2.517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4.898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14.792cm" fo:min-width="0.127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15.033cm" fo:min-width="0.127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14.612cm" fo:min-width="0.127cm"/>
      <style:paragraph-properties style:writing-mode="lr-tb"/>
    </style:style>
    <style:style style:name="gr22" style:family="graphic" style:parent-style-name="standard">
      <style:graphic-properties svg:stroke-color="#cccccc" draw:fill-color="#eeeeee" draw:textarea-horizontal-align="justify" draw:textarea-vertical-align="middle" draw:auto-grow-height="false" fo:min-height="1.176cm" fo:min-width="0.127cm"/>
      <style:paragraph-properties style:writing-mode="lr-tb"/>
    </style:style>
    <style:style style:name="gr23" style:family="graphic" style:parent-style-name="standard">
      <style:graphic-properties draw:stroke="none" svg:stroke-color="#cccccc" draw:fill="none" draw:fill-color="#ffffff" fo:min-height="0.239cm"/>
      <style:paragraph-properties style:writing-mode="lr-tb"/>
    </style:style>
    <style:style style:name="gr24" style:family="graphic" style:parent-style-name="standard">
      <style:graphic-properties draw:stroke="solid" svg:stroke-width="0.018cm" svg:stroke-color="#cccccc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5" style:family="graphic" style:parent-style-name="standard">
      <style:graphic-properties svg:stroke-color="#cccccc" draw:fill-color="#eeeeee" draw:textarea-horizontal-align="justify" draw:textarea-vertical-align="middle" draw:auto-grow-height="false" fo:min-height="1.044cm" fo:min-width="0.127cm"/>
      <style:paragraph-properties style:writing-mode="lr-tb"/>
    </style:style>
    <style:style style:name="gr26" style:family="graphic" style:parent-style-name="standard">
      <style:graphic-properties svg:stroke-color="#cccccc" draw:fill-color="#eeeeee" draw:textarea-horizontal-align="justify" draw:textarea-vertical-align="middle" draw:auto-grow-height="false" fo:min-height="0.385cm" fo:min-width="0.127cm"/>
      <style:paragraph-properties style:writing-mode="lr-tb"/>
    </style:style>
    <style:style style:name="gr27" style:family="graphic" style:parent-style-name="standard">
      <style:graphic-properties draw:stroke="none" svg:stroke-color="#cccccc" draw:fill="none" draw:fill-color="#ffffff" fo:min-height="0.477cm"/>
      <style:paragraph-properties style:writing-mode="lr-tb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10.329cm" fo:min-width="0.127cm"/>
      <style:paragraph-properties style:writing-mode="lr-tb"/>
    </style:style>
    <style:style style:name="gr2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32" style:family="graphic" style:parent-style-name="standard">
      <style:graphic-properties draw:stroke="none" draw:fill="none" draw:fill-color="#ffffff" fo:min-height="0.247cm"/>
      <style:paragraph-properties style:writing-mode="lr-tb"/>
    </style:style>
    <style:style style:name="gr33" style:family="graphic" style:parent-style-name="standard">
      <style:graphic-properties svg:stroke-color="#cccccc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2.93cm" fo:min-width="0.127cm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3.611cm" fo:min-width="0.127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0.528cm" fo:min-width="0.12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middle" draw:auto-grow-height="false" fo:min-height="0.313cm" fo:min-width="0.127cm"/>
      <style:paragraph-properties style:writing-mode="lr-tb"/>
    </style:style>
    <style:style style:name="gr39" style:family="graphic" style:parent-style-name="standard">
      <style:graphic-properties svg:stroke-color="#cccccc" draw:fill-color="#eeeeee" draw:textarea-horizontal-align="justify" draw:textarea-vertical-align="middle" draw:auto-grow-height="false" fo:min-height="0.313cm" fo:min-width="0.127cm"/>
      <style:paragraph-properties style:writing-mode="lr-tb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2.022cm" fo:min-width="0.12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erif" fo:font-weight="normal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beration Serif" fo:font-size="6pt" fo:font-weight="normal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8pt" fo:font-weight="bold" style:font-size-asian="6pt" style:font-size-complex="6pt"/>
    </style:style>
    <style:style style:name="P6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6pt" style:font-size-complex="6pt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P9" style:family="paragraph">
      <style:paragraph-properties fo:text-align="center"/>
      <style:text-properties style:font-name="Liberation Serif" fo:font-weight="normal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P11" style:family="paragraph">
      <loext:graphic-properties draw:fill="none" draw:fill-color="#ffffff"/>
      <style:paragraph-properties style:text-autospace="none" style:writing-mode="lr-tb"/>
      <style:text-properties fo:color="#642880" style:font-name="Liberation Serif" fo:font-size="10pt" fo:font-weight="normal" style:font-name-asian="Monospace1" style:font-size-asian="10pt" style:font-weight-asian="bold" style:font-name-complex="Monospace1" style:font-size-complex="10pt" style:font-weight-complex="bold"/>
    </style:style>
    <style:style style:name="T1" style:family="text">
      <style:text-properties style:font-name="Liberation Serif" fo:font-size="6pt" fo:font-weight="normal" style:font-size-asian="6pt" style:font-size-complex="6pt"/>
    </style:style>
    <style:style style:name="T2" style:family="text">
      <style:text-properties style:font-name="Liberation Serif" fo:font-size="8pt" fo:font-weight="bold" style:font-size-asian="6pt" style:font-size-complex="6pt"/>
    </style:style>
    <style:style style:name="T3" style:family="text"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T4" style:family="text"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18.258cm">
          <text:p/>
        </draw:line>
        <draw:frame draw:style-name="gr2" draw:text-style-name="P2" draw:layer="layout" svg:width="0.491cm" svg:height="0.314cm" svg:x="0.698cm" svg:y="0.569cm">
          <draw:text-box>
            <text:p><text:span text:style-name="T1">App</text:span></text:p>
          </draw:text-box>
        </draw:frame>
        <draw:line draw:style-name="gr1" draw:text-style-name="P1" draw:layer="layout" svg:x1="2.794cm" svg:y1="0.935cm" svg:x2="2.794cm" svg:y2="18.258cm">
          <text:p/>
        </draw:line>
        <draw:frame draw:style-name="gr3" draw:text-style-name="P2" draw:layer="layout" svg:width="1.903cm" svg:height="0.314cm" svg:x="2.081cm" svg:y="0.57cm">
          <draw:text-box>
            <text:p><text:span text:style-name="T1">MicroInterpreter</text:span></text:p>
          </draw:text-box>
        </draw:frame>
        <draw:line draw:style-name="gr1" draw:text-style-name="P1" draw:layer="layout" svg:x1="4.693cm" svg:y1="0.938cm" svg:x2="4.693cm" svg:y2="18.261cm">
          <text:p/>
        </draw:line>
        <draw:frame draw:style-name="gr4" draw:text-style-name="P2" draw:layer="layout" svg:width="1.412cm" svg:height="0.314cm" svg:x="4.169cm" svg:y="0.571cm">
          <draw:text-box>
            <text:p><text:span text:style-name="T1">MicroGraph</text:span></text:p>
          </draw:text-box>
        </draw:frame>
        <draw:line draw:style-name="gr1" draw:text-style-name="P1" draw:layer="layout" svg:x1="6.593cm" svg:y1="0.945cm" svg:x2="6.593cm" svg:y2="18.268cm">
          <text:p/>
        </draw:line>
        <draw:frame draw:style-name="gr5" draw:text-style-name="P4" draw:layer="layout" svg:width="1.708cm" svg:height="0.627cm" svg:x="5.96cm" svg:y="0.372cm">
          <draw:text-box>
            <text:p text:style-name="P3"><text:span text:style-name="T1">Computational</text:span></text:p>
            <text:p text:style-name="P3"><text:span text:style-name="T1">Kernels</text:span></text:p>
          </draw:text-box>
        </draw:frame>
        <draw:line draw:style-name="gr1" draw:text-style-name="P1" draw:layer="layout" svg:x1="8.402cm" svg:y1="0.948cm" svg:x2="8.402cm" svg:y2="18.271cm">
          <text:p/>
        </draw:line>
        <draw:frame draw:style-name="gr6" draw:text-style-name="P2" draw:layer="layout" svg:width="1.348cm" svg:height="0.314cm" svg:x="7.897cm" svg:y="0.573cm">
          <draw:text-box>
            <text:p><text:span text:style-name="T1">TPDelegate</text:span></text:p>
          </draw:text-box>
        </draw:frame>
        <draw:line draw:style-name="gr1" draw:text-style-name="P1" draw:layer="layout" svg:x1="10.601cm" svg:y1="0.951cm" svg:x2="10.601cm" svg:y2="18.274cm">
          <text:p/>
        </draw:line>
        <draw:frame draw:style-name="gr7" draw:text-style-name="P2" draw:layer="layout" svg:width="1.899cm" svg:height="0.314cm" svg:x="9.898cm" svg:y="0.574cm">
          <draw:text-box>
            <text:p><text:span text:style-name="T1">TensorProcessor</text:span></text:p>
          </draw:text-box>
        </draw:frame>
        <draw:line draw:style-name="gr1" draw:text-style-name="P1" draw:layer="layout" svg:x1="12.7cm" svg:y1="0.957cm" svg:x2="12.7cm" svg:y2="18.28cm">
          <text:p/>
        </draw:line>
        <draw:frame draw:style-name="gr8" draw:text-style-name="P2" draw:layer="layout" svg:width="1.746cm" svg:height="0.314cm" svg:x="12.051cm" svg:y="0.575cm">
          <draw:text-box>
            <text:p><text:span text:style-name="T1">ProcessingUnit</text:span></text:p>
          </draw:text-box>
        </draw:frame>
        <draw:line draw:style-name="gr1" draw:text-style-name="P1" draw:layer="layout" svg:x1="14.5cm" svg:y1="0.96cm" svg:x2="14.5cm" svg:y2="18.283cm">
          <text:p/>
        </draw:line>
        <draw:frame draw:style-name="gr9" draw:text-style-name="P2" draw:layer="layout" svg:width="2.394cm" svg:height="0.314cm" svg:x="13.605cm" svg:y="0.554cm">
          <draw:text-box>
            <text:p><text:span text:style-name="T1">HardwareVtbl_Conv</text:span></text:p>
          </draw:text-box>
        </draw:frame>
        <draw:line draw:style-name="gr1" draw:text-style-name="P1" draw:layer="layout" svg:x1="16.8cm" svg:y1="0.964cm" svg:x2="16.8cm" svg:y2="18.287cm">
          <text:p/>
        </draw:line>
        <draw:frame draw:style-name="gr10" draw:text-style-name="P2" draw:layer="layout" svg:width="2.288cm" svg:height="0.314cm" svg:x="15.944cm" svg:y="0.577cm">
          <draw:text-box>
            <text:p><text:span text:style-name="T1">DMAHardwareVtbl</text:span></text:p>
          </draw:text-box>
        </draw:frame>
        <draw:line draw:style-name="gr11" draw:text-style-name="P1" draw:layer="layout" svg:x1="11.751cm" svg:y1="0cm" svg:x2="11.751cm" svg:y2="18.287cm">
          <text:p/>
        </draw:line>
        <draw:line draw:style-name="gr11" draw:text-style-name="P1" draw:layer="layout" svg:x1="7.351cm" svg:y1="0cm" svg:x2="7.351cm" svg:y2="18.287cm">
          <text:p/>
        </draw:line>
        <draw:line draw:style-name="gr11" draw:text-style-name="P1" draw:layer="layout" svg:x1="1.916cm" svg:y1="0cm" svg:x2="1.916cm" svg:y2="18.287cm">
          <text:p/>
        </draw:line>
        <draw:frame draw:style-name="gr12" draw:text-style-name="P5" draw:layer="layout" svg:width="1.733cm" svg:height="0.314cm" svg:x="0.023cm" svg:y="0.069cm">
          <draw:text-box>
            <text:p><text:span text:style-name="T2">a) Application</text:span></text:p>
          </draw:text-box>
        </draw:frame>
        <draw:frame draw:style-name="gr13" draw:text-style-name="P5" draw:layer="layout" svg:width="2.343cm" svg:height="0.314cm" svg:x="3.6cm" svg:y="0.069cm">
          <draw:text-box>
            <text:p><text:span text:style-name="T2">b) TensorFlow Lite</text:span></text:p>
          </draw:text-box>
        </draw:frame>
        <draw:frame draw:style-name="gr14" draw:text-style-name="P5" draw:layer="layout" svg:width="1.357cm" svg:height="0.314cm" svg:x="8.901cm" svg:y="0.069cm">
          <draw:text-box>
            <text:p><text:span text:style-name="T2">c) Delegate</text:span></text:p>
          </draw:text-box>
        </draw:frame>
        <draw:frame draw:style-name="gr15" draw:text-style-name="P5" draw:layer="layout" svg:width="2.517cm" svg:height="0.627cm" svg:x="13.502cm" svg:y="0.069cm">
          <draw:text-box>
            <text:p><text:span text:style-name="T2">d) Hardware drivers</text:span></text:p>
          </draw:text-box>
        </draw:frame>
        <draw:custom-shape draw:style-name="gr16" draw:text-style-name="P6" draw:layer="layout" svg:width="0.127cm" svg:height="14.898cm" svg:x="2.731cm" svg:y="1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0.127cm" svg:height="14.792cm" svg:x="4.631cm" svg:y="1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477cm" svg:height="0.239cm" svg:x="2.911cm" svg:y="1.217cm">
          <draw:text-box>
            <text:p text:style-name="P7"><text:span text:style-name="T3">InvokeSubgraph</text:span></text:p>
          </draw:text-box>
        </draw:frame>
        <draw:line draw:style-name="gr19" draw:text-style-name="P9" draw:layer="layout" svg:x1="2.858cm" svg:y1="1.471cm" svg:x2="4.631cm" svg:y2="1.471cm">
          <text:p/>
        </draw:line>
        <draw:frame draw:style-name="gr18" draw:text-style-name="P8" draw:layer="layout" svg:width="1.477cm" svg:height="0.239cm" svg:x="1.011cm" svg:y="1.117cm">
          <draw:text-box>
            <text:p text:style-name="P7"><text:span text:style-name="T3">Invoke</text:span></text:p>
          </draw:text-box>
        </draw:frame>
        <draw:line draw:style-name="gr19" draw:text-style-name="P9" draw:layer="layout" svg:x1="0.885cm" svg:y1="1.371cm" svg:x2="2.723cm" svg:y2="1.371cm">
          <text:p/>
        </draw:line>
        <draw:custom-shape draw:style-name="gr20" draw:text-style-name="P6" draw:layer="layout" svg:width="0.127cm" svg:height="15.033cm" svg:x="0.831cm" svg:y="1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0.127cm" svg:height="14.612cm" svg:x="6.527cm" svg:y="1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477cm" svg:height="0.239cm" svg:x="4.807cm" svg:y="1.399cm">
          <draw:text-box>
            <text:p text:style-name="P7"><text:span text:style-name="T3">Eval</text:span></text:p>
          </draw:text-box>
        </draw:frame>
        <draw:line draw:style-name="gr19" draw:text-style-name="P9" draw:layer="layout" svg:x1="4.754cm" svg:y1="1.653cm" svg:x2="6.527cm" svg:y2="1.653cm">
          <text:p/>
        </draw:line>
        <draw:custom-shape draw:style-name="gr22" draw:text-style-name="P6" draw:layer="layout" svg:width="0.127cm" svg:height="1.176cm" svg:x="8.331cm" svg:y="2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8" draw:layer="layout" svg:width="1.477cm" svg:height="0.239cm" svg:x="6.703cm" svg:y="2.393cm">
          <draw:text-box>
            <text:p text:style-name="P7"><text:span text:style-name="T3">CreateJob</text:span></text:p>
          </draw:text-box>
        </draw:frame>
        <draw:line draw:style-name="gr24" draw:text-style-name="P9" draw:layer="layout" svg:x1="6.65cm" svg:y1="2.647cm" svg:x2="8.331cm" svg:y2="2.647cm">
          <text:p/>
        </draw:line>
        <draw:custom-shape draw:style-name="gr25" draw:text-style-name="P6" draw:layer="layout" svg:width="0.127cm" svg:height="1.044cm" svg:x="10.531cm" svg:y="2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9" draw:layer="layout" svg:x1="8.454cm" svg:y1="2.759cm" svg:x2="10.537cm" svg:y2="2.759cm">
          <text:p/>
        </draw:line>
        <draw:frame draw:style-name="gr23" draw:text-style-name="P10" draw:layer="layout" svg:width="1.723cm" svg:height="0.239cm" svg:x="8.56cm" svg:y="2.491cm">
          <draw:text-box>
            <text:p text:style-name="P7"><text:span text:style-name="T4">CreateTask</text:span></text:p>
          </draw:text-box>
        </draw:frame>
        <draw:custom-shape draw:style-name="gr26" draw:text-style-name="P6" draw:layer="layout" svg:width="0.127cm" svg:height="0.385cm" svg:x="12.631cm" svg:y="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9" draw:layer="layout" svg:x1="10.65cm" svg:y1="2.953cm" svg:x2="12.627cm" svg:y2="2.953cm">
          <text:p/>
        </draw:line>
        <draw:frame draw:style-name="gr27" draw:text-style-name="P11" draw:layer="layout" svg:width="1.459cm" svg:height="0.477cm" svg:x="10.795cm" svg:y="2.727cm">
          <draw:text-box>
            <text:p text:style-name="P7"><text:span text:style-name="T3">New setup <text:s/>transaction</text:span></text:p>
          </draw:text-box>
        </draw:frame>
        <draw:line draw:style-name="gr24" draw:text-style-name="P9" draw:layer="layout" svg:x1="10.646cm" svg:y1="3.454cm" svg:x2="12.623cm" svg:y2="3.454cm">
          <text:p/>
        </draw:line>
        <draw:frame draw:style-name="gr27" draw:text-style-name="P11" draw:layer="layout" svg:width="1.459cm" svg:height="0.477cm" svg:x="10.791cm" svg:y="3.228cm">
          <draw:text-box>
            <text:p text:style-name="P7"><text:span text:style-name="T3">New compute</text:span></text:p>
            <text:p text:style-name="P7"><text:span text:style-name="T3">transaction</text:span></text:p>
          </draw:text-box>
        </draw:frame>
        <draw:custom-shape draw:style-name="gr26" draw:text-style-name="P6" draw:layer="layout" svg:width="0.127cm" svg:height="0.385cm" svg:x="12.631cm" svg:y="3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477cm" svg:height="0.239cm" svg:x="6.703cm" svg:y="3.993cm">
          <draw:text-box>
            <text:p text:style-name="P7"><text:span text:style-name="T3">ExecuteJob</text:span></text:p>
          </draw:text-box>
        </draw:frame>
        <draw:line draw:style-name="gr19" draw:text-style-name="P9" draw:layer="layout" svg:x1="6.65cm" svg:y1="4.247cm" svg:x2="8.331cm" svg:y2="4.247cm">
          <text:p/>
        </draw:line>
        <draw:custom-shape draw:style-name="gr28" draw:text-style-name="P6" draw:layer="layout" svg:width="0.127cm" svg:height="10.329cm" svg:x="10.531cm" svg:y="5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8.454cm" svg:y1="5.359cm" svg:x2="10.537cm" svg:y2="5.359cm">
          <text:p/>
        </draw:line>
        <draw:frame draw:style-name="gr18" draw:text-style-name="P10" draw:layer="layout" svg:width="1.723cm" svg:height="0.239cm" svg:x="8.56cm" svg:y="5.091cm">
          <draw:text-box>
            <text:p text:style-name="P7"><text:span text:style-name="T4">ExecuteTask</text:span></text:p>
          </draw:text-box>
        </draw:frame>
        <draw:line draw:style-name="gr19" draw:text-style-name="P9" draw:layer="layout" svg:x1="10.65cm" svg:y1="5.553cm" svg:x2="12.627cm" svg:y2="5.553cm">
          <text:p/>
        </draw:line>
        <draw:frame draw:style-name="gr29" draw:text-style-name="P11" draw:layer="layout" svg:width="1.459cm" svg:height="0.477cm" svg:x="10.795cm" svg:y="5.327cm">
          <draw:text-box>
            <text:p text:style-name="P7"><text:span text:style-name="T3">Execute setup transaction</text:span></text:p>
          </draw:text-box>
        </draw:frame>
        <draw:line draw:style-name="gr19" draw:text-style-name="P9" draw:layer="layout" svg:x1="10.646cm" svg:y1="10.072cm" svg:x2="12.623cm" svg:y2="10.072cm">
          <text:p/>
        </draw:line>
        <draw:frame draw:style-name="gr30" draw:text-style-name="P11" draw:layer="layout" svg:width="1.528cm" svg:height="0.715cm" svg:x="10.791cm" svg:y="9.846cm">
          <draw:text-box>
            <text:p text:style-name="P7"><text:span text:style-name="T3">Execute compute transaction</text:span></text:p>
          </draw:text-box>
        </draw:frame>
        <draw:custom-shape draw:style-name="gr31" draw:text-style-name="P6" draw:layer="layout" svg:width="0.127cm" svg:height="0.337cm" svg:x="14.427cm" svg:y="5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46cm" svg:y1="5.826cm" svg:x2="14.427cm" svg:y2="5.826cm">
          <text:p/>
        </draw:line>
        <draw:frame draw:style-name="gr32" draw:text-style-name="P11" draw:layer="layout" svg:width="0.598cm" svg:height="0.247cm" svg:x="12.864cm" svg:y="5.601cm">
          <draw:text-box>
            <text:p text:style-name="P7"><text:span text:style-name="T3">IsRedy</text:span></text:p>
          </draw:text-box>
        </draw:frame>
        <draw:line draw:style-name="gr19" draw:text-style-name="P9" draw:layer="layout" svg:x1="12.742cm" svg:y1="6.33cm" svg:x2="14.423cm" svg:y2="6.33cm">
          <text:p/>
        </draw:line>
        <draw:frame draw:style-name="gr18" draw:text-style-name="P11" draw:layer="layout" svg:width="0.852cm" svg:height="0.239cm" svg:x="12.86cm" svg:y="6.105cm">
          <draw:text-box>
            <text:p text:style-name="P7"><text:span text:style-name="T3">Set_mode</text:span></text:p>
          </draw:text-box>
        </draw:frame>
        <draw:custom-shape draw:style-name="gr31" draw:text-style-name="P6" draw:layer="layout" svg:width="0.127cm" svg:height="0.337cm" svg:x="14.427cm" svg:y="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8cm" svg:y1="6.831cm" svg:x2="14.419cm" svg:y2="6.831cm">
          <text:p/>
        </draw:line>
        <draw:frame draw:style-name="gr18" draw:text-style-name="P11" draw:layer="layout" svg:width="0.852cm" svg:height="0.239cm" svg:x="12.856cm" svg:y="6.606cm">
          <draw:text-box>
            <text:p text:style-name="P7"><text:span text:style-name="T3">Start</text:span></text:p>
          </draw:text-box>
        </draw:frame>
        <draw:custom-shape draw:style-name="gr31" draw:text-style-name="P6" draw:layer="layout" svg:width="0.127cm" svg:height="0.337cm" svg:x="14.423cm" svg:y="6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127cm" svg:height="0.337cm" svg:x="16.723cm" svg:y="7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8cm" svg:y1="7.556cm" svg:x2="16.714cm" svg:y2="7.556cm">
          <text:p/>
        </draw:line>
        <draw:frame draw:style-name="gr18" draw:text-style-name="P11" draw:layer="layout" svg:width="2.638cm" svg:height="0.239cm" svg:x="12.856cm" svg:y="7.331cm">
          <draw:text-box>
            <text:p text:style-name="P7"><text:span text:style-name="T3">Move RAM_HW</text:span></text:p>
          </draw:text-box>
        </draw:frame>
        <draw:line draw:style-name="gr24" draw:text-style-name="P9" draw:layer="layout" svg:x1="12.734cm" svg:y1="8.132cm" svg:x2="14.415cm" svg:y2="8.132cm">
          <text:p/>
        </draw:line>
        <draw:frame draw:style-name="gr23" draw:text-style-name="P11" draw:layer="layout" svg:width="0.852cm" svg:height="0.239cm" svg:x="12.852cm" svg:y="7.907cm">
          <draw:text-box>
            <text:p text:style-name="P7"><text:span text:style-name="T3">IsDone</text:span></text:p>
          </draw:text-box>
        </draw:frame>
        <draw:custom-shape draw:style-name="gr33" draw:text-style-name="P6" draw:layer="layout" svg:width="0.127cm" svg:height="0.337cm" svg:x="14.419cm" svg:y="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0.127cm" svg:height="2.93cm" svg:x="12.631cm" svg:y="5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127cm" svg:height="0.337cm" svg:x="14.428cm" svg:y="10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47cm" svg:y1="10.353cm" svg:x2="14.428cm" svg:y2="10.353cm">
          <text:p/>
        </draw:line>
        <draw:frame draw:style-name="gr32" draw:text-style-name="P11" draw:layer="layout" svg:width="0.598cm" svg:height="0.247cm" svg:x="12.865cm" svg:y="10.128cm">
          <draw:text-box>
            <text:p text:style-name="P7"><text:span text:style-name="T3">IsRedy</text:span></text:p>
          </draw:text-box>
        </draw:frame>
        <draw:line draw:style-name="gr19" draw:text-style-name="P9" draw:layer="layout" svg:x1="12.743cm" svg:y1="10.857cm" svg:x2="14.424cm" svg:y2="10.857cm">
          <text:p/>
        </draw:line>
        <draw:frame draw:style-name="gr18" draw:text-style-name="P11" draw:layer="layout" svg:width="0.852cm" svg:height="0.239cm" svg:x="12.861cm" svg:y="10.632cm">
          <draw:text-box>
            <text:p text:style-name="P7"><text:span text:style-name="T3">Set_mode</text:span></text:p>
          </draw:text-box>
        </draw:frame>
        <draw:custom-shape draw:style-name="gr31" draw:text-style-name="P6" draw:layer="layout" svg:width="0.127cm" svg:height="0.337cm" svg:x="14.428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9cm" svg:y1="11.358cm" svg:x2="14.42cm" svg:y2="11.358cm">
          <text:p/>
        </draw:line>
        <draw:frame draw:style-name="gr18" draw:text-style-name="P11" draw:layer="layout" svg:width="0.852cm" svg:height="0.239cm" svg:x="12.857cm" svg:y="11.133cm">
          <draw:text-box>
            <text:p text:style-name="P7"><text:span text:style-name="T3">Start</text:span></text:p>
          </draw:text-box>
        </draw:frame>
        <draw:custom-shape draw:style-name="gr31" draw:text-style-name="P6" draw:layer="layout" svg:width="0.127cm" svg:height="0.337cm" svg:x="14.424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127cm" svg:height="0.337cm" svg:x="16.724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9cm" svg:y1="12.083cm" svg:x2="16.715cm" svg:y2="12.083cm">
          <text:p/>
        </draw:line>
        <draw:frame draw:style-name="gr18" draw:text-style-name="P11" draw:layer="layout" svg:width="2.638cm" svg:height="0.239cm" svg:x="12.857cm" svg:y="11.858cm">
          <draw:text-box>
            <text:p text:style-name="P7"><text:span text:style-name="T3">Move RAM_to_HW</text:span></text:p>
          </draw:text-box>
        </draw:frame>
        <draw:custom-shape draw:style-name="gr31" draw:text-style-name="P6" draw:layer="layout" svg:width="0.127cm" svg:height="0.337cm" svg:x="16.72cm" svg:y="12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5cm" svg:y1="12.584cm" svg:x2="16.711cm" svg:y2="12.584cm">
          <text:p/>
        </draw:line>
        <draw:frame draw:style-name="gr18" draw:text-style-name="P11" draw:layer="layout" svg:width="2.638cm" svg:height="0.239cm" svg:x="12.853cm" svg:y="12.359cm">
          <draw:text-box>
            <text:p text:style-name="P7"><text:span text:style-name="T3">Move HW_to_RAM</text:span></text:p>
          </draw:text-box>
        </draw:frame>
        <draw:line draw:style-name="gr24" draw:text-style-name="P9" draw:layer="layout" svg:x1="12.735cm" svg:y1="13.359cm" svg:x2="14.416cm" svg:y2="13.359cm">
          <text:p/>
        </draw:line>
        <draw:frame draw:style-name="gr23" draw:text-style-name="P11" draw:layer="layout" svg:width="0.852cm" svg:height="0.239cm" svg:x="12.853cm" svg:y="13.134cm">
          <draw:text-box>
            <text:p text:style-name="P7"><text:span text:style-name="T3">IsDone</text:span></text:p>
          </draw:text-box>
        </draw:frame>
        <draw:custom-shape draw:style-name="gr33" draw:text-style-name="P6" draw:layer="layout" svg:width="0.127cm" svg:height="0.337cm" svg:x="14.42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draw:layer="layout" svg:width="0.127cm" svg:height="3.611cm" svg:x="12.632cm" svg:y="10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0.127cm" svg:height="0.528cm" svg:x="8.327cm" svg:y="1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8" draw:layer="layout" svg:width="1.477cm" svg:height="0.239cm" svg:x="6.699cm" svg:y="1.593cm">
          <draw:text-box>
            <text:p text:style-name="P7"><text:span text:style-name="T3">IsValidJob</text:span></text:p>
          </draw:text-box>
        </draw:frame>
        <draw:line draw:style-name="gr19" draw:text-style-name="P9" draw:layer="layout" svg:x1="6.646cm" svg:y1="1.847cm" svg:x2="8.327cm" svg:y2="1.847cm">
          <text:p/>
        </draw:line>
        <draw:custom-shape draw:style-name="gr38" draw:text-style-name="P6" draw:layer="layout" svg:width="0.127cm" svg:height="0.313cm" svg:x="10.527cm" svg:y="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8.45cm" svg:y1="2.059cm" svg:x2="10.533cm" svg:y2="2.059cm">
          <text:p/>
        </draw:line>
        <draw:frame draw:style-name="gr37" draw:text-style-name="P10" draw:layer="layout" svg:width="1.723cm" svg:height="0.239cm" svg:x="8.556cm" svg:y="1.791cm">
          <draw:text-box>
            <text:p text:style-name="P7"><text:span text:style-name="T4">IsValidTask</text:span></text:p>
          </draw:text-box>
        </draw:frame>
        <draw:custom-shape draw:style-name="gr39" draw:text-style-name="P6" draw:layer="layout" svg:width="0.127cm" svg:height="0.313cm" svg:x="10.523cm" svg:y="4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9" draw:layer="layout" svg:x1="8.446cm" svg:y1="4.559cm" svg:x2="10.529cm" svg:y2="4.559cm">
          <text:p/>
        </draw:line>
        <draw:frame draw:style-name="gr23" draw:text-style-name="P10" draw:layer="layout" svg:width="1.723cm" svg:height="0.239cm" svg:x="8.552cm" svg:y="4.291cm">
          <draw:text-box>
            <text:p text:style-name="P7"><text:span text:style-name="T4">GetStatus</text:span></text:p>
          </draw:text-box>
        </draw:frame>
        <draw:line draw:style-name="gr24" draw:text-style-name="P9" draw:layer="layout" svg:x1="8.442cm" svg:y1="15.959cm" svg:x2="10.525cm" svg:y2="15.959cm">
          <text:p/>
        </draw:line>
        <draw:frame draw:style-name="gr23" draw:text-style-name="P10" draw:layer="layout" svg:width="1.723cm" svg:height="0.239cm" svg:x="8.548cm" svg:y="15.691cm">
          <draw:text-box>
            <text:p text:style-name="P7"><text:span text:style-name="T4">GetStatus</text:span></text:p>
          </draw:text-box>
        </draw:frame>
        <draw:custom-shape draw:style-name="gr40" draw:text-style-name="P6" draw:layer="layout" svg:width="0.127cm" svg:height="12.022cm" svg:x="8.331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127cm" svg:height="0.337cm" svg:x="16.719cm" svg:y="8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6.71cm" svg:y1="8.882cm" svg:x2="10.658cm" svg:y2="8.882cm">
          <text:p/>
        </draw:line>
        <draw:frame draw:style-name="gr29" draw:text-style-name="P11" draw:layer="layout" svg:width="2.159cm" svg:height="0.477cm" svg:x="14.641cm" svg:y="8.632cm">
          <draw:text-box>
            <text:p text:style-name="P7"><text:span text:style-name="T3">OnDone RAM_to_HW</text:span></text:p>
          </draw:text-box>
        </draw:frame>
        <draw:custom-shape draw:style-name="gr31" draw:text-style-name="P6" draw:layer="layout" svg:width="0.127cm" svg:height="0.337cm" svg:x="16.72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6.711cm" svg:y1="13.982cm" svg:x2="10.659cm" svg:y2="13.982cm">
          <text:p/>
        </draw:line>
        <draw:frame draw:style-name="gr29" draw:text-style-name="P11" draw:layer="layout" svg:width="2.087cm" svg:height="0.477cm" svg:x="14.605cm" svg:y="13.732cm">
          <draw:text-box>
            <text:p text:style-name="P7"><text:span text:style-name="T3">OnDone RAM_to_HW</text:span></text:p>
          </draw:text-box>
        </draw:frame>
        <draw:custom-shape draw:style-name="gr31" draw:text-style-name="P6" draw:layer="layout" svg:width="0.127cm" svg:height="0.337cm" svg:x="16.721cm" svg:y="15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6.712cm" svg:y1="15.382cm" svg:x2="10.66cm" svg:y2="15.382cm">
          <text:p/>
        </draw:line>
        <draw:frame draw:style-name="gr18" draw:text-style-name="P11" draw:layer="layout" svg:width="2.088cm" svg:height="0.239cm" svg:x="14.605cm" svg:y="15.132cm">
          <draw:text-box>
            <text:p text:style-name="P7"><text:span text:style-name="T3">OnDone HW_to_RAM</text:span></text:p>
          </draw:text-box>
        </draw:frame>
        <draw:line draw:style-name="gr19" draw:text-style-name="P9" draw:layer="layout" svg:x1="14.415cm" svg:y1="14.651cm" svg:x2="10.668cm" svg:y2="14.651cm">
          <text:p/>
        </draw:line>
        <draw:frame draw:style-name="gr18" draw:text-style-name="P11" draw:layer="layout" svg:width="0.852cm" svg:height="0.239cm" svg:x="12.853cm" svg:y="14.434cm">
          <draw:text-box>
            <text:p text:style-name="P7"><text:span text:style-name="T3">OnDone</text:span></text:p>
          </draw:text-box>
        </draw:frame>
        <draw:custom-shape draw:style-name="gr31" draw:text-style-name="P6" draw:layer="layout" svg:width="0.127cm" svg:height="0.337cm" svg:x="14.42cm" svg:y="1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4.415cm" svg:y1="9.452cm" svg:x2="10.668cm" svg:y2="9.452cm">
          <text:p/>
        </draw:line>
        <draw:frame draw:style-name="gr18" draw:text-style-name="P11" draw:layer="layout" svg:width="0.852cm" svg:height="0.239cm" svg:x="12.853cm" svg:y="9.235cm">
          <draw:text-box>
            <text:p text:style-name="P7"><text:span text:style-name="T3">OnDone</text:span></text:p>
          </draw:text-box>
        </draw:frame>
        <draw:custom-shape draw:style-name="gr31" draw:text-style-name="P6" draw:layer="layout" svg:width="0.127cm" svg:height="0.337cm" svg:x="14.42cm" svg:y="9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0.127cm" svg:height="0.313cm" svg:x="10.523cm" svg:y="15.95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8T03:52:31.061408932</dc:date>
    <meta:editing-duration>PT18H16M2S</meta:editing-duration>
    <meta:editing-cycles>101</meta:editing-cycles>
    <meta:document-statistic meta:object-count="119"/>
  </office:meta>
</office:document-meta>
</file>